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rsid="001a45d3" officeooo:paragraph-rsid="001a45d3" style:font-size-asian="20pt" style:font-size-complex="20pt"/>
    </style:style>
    <style:style style:name="T1" style:family="text">
      <style:text-properties fo:font-variant="normal" fo:text-transform="none" fo:color="#51565e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ocker ::</text:p>
      <text:p text:style-name="P2"/>
      <text:p text:style-name="P2"><text:span text:style-name="Strong_20_Emphasis"><text:span text:style-name="T1">systemctl status docker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2:04:51.588840216</meta:creation-date>
    <dc:date>2022-06-15T12:06:22.089507093</dc:date>
    <meta:editing-duration>PT1M31S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9"/>
    <meta:generator>LibreOffice/6.4.7.2$Linux_X86_64 LibreOffice_project/40$Build-2</meta:generator>
  </office:meta>
</office:document-meta>
</file>